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66" draw:textarea-vertical-align="middle"/>
    </style:style>
    <style:style style:name="gr4" style:family="graphic" style:parent-style-name="standard">
      <style:graphic-properties draw:fill-color="#66ffff" draw:textarea-horizontal-align="justify" draw:textarea-vertical-align="top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99" draw:textarea-vertical-align="middle"/>
    </style:style>
    <style:style style:name="gr7" style:family="graphic" style:parent-style-name="standard">
      <style:graphic-properties draw:fill-color="#ccff99" draw:textarea-vertical-align="middle"/>
    </style:style>
    <style:style style:name="gr8" style:family="graphic" style:parent-style-name="standard">
      <style:graphic-properties draw:stroke="dash" draw:stroke-dash="Fine_20_Dashed_20__28_var_29_" svg:stroke-width="0.106cm" draw:marker-start-width="0.358cm" draw:marker-end-width="0.358cm" draw:fill="none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Fine_20_Dashed_20__28_var_29_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dash" draw:stroke-dash="Fine_20_Dashed_20__28_var_29_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17" style:family="graphic" style:parent-style-name="standard">
      <style:graphic-properties draw:fill-color="#ccff99" draw:textarea-vertical-align="top"/>
    </style:style>
    <style:style style:name="gr18" style:family="graphic" style:parent-style-name="standard">
      <style:graphic-properties draw:stroke="dash" draw:stroke-dash="Fine_20_Dashed_20__28_var_29_" svg:stroke-width="0.081cm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Fine_20_Dashed_20__28_var_29_" svg:stroke-width="0.106cm" draw:marker-start-width="0.359cm" draw:marker-end-width="0.359cm" svg:stroke-opacity="30%" draw:fill-color="#99cccc" draw:textarea-horizontal-align="justify" draw:textarea-vertical-align="middle" draw:auto-grow-height="false" fo:min-height="0cm" fo:min-width="0cm" fo:padding-top="0.178cm" fo:padding-bottom="0.178cm" fo:padding-left="0.303cm" fo:padding-right="0.303cm"/>
    </style:style>
    <style:style style:name="gr20" style:family="graphic" style:parent-style-name="standard">
      <style:graphic-properties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margin-top="0.307cm" fo:margin-bottom="0.307cm" fo:text-align="start"/>
    </style:style>
    <style:style style:name="P3" style:family="paragraph">
      <style:paragraph-properties fo:margin-top="0.307cm" fo:margin-bottom="0.307cm" fo:text-align="start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color="#ff0000" fo:font-weight="bold" style:font-weight-asian="bold" style:font-weight-complex="bold"/>
    </style:style>
    <style:style style:name="P5" style:family="paragraph">
      <style:paragraph-properties fo:text-align="center"/>
      <style:text-properties fo:color="#000000" fo:font-size="14pt" fo:font-weight="normal" style:font-size-asian="14pt" style:font-weight-asian="normal" style:font-size-complex="14pt" style:font-weight-complex="normal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paragraph-properties fo:margin-top="0.205cm" fo:margin-bottom="0.205cm" fo:text-align="start"/>
    </style:style>
    <style:style style:name="P10" style:family="paragraph">
      <style:paragraph-properties fo:margin-top="0.205cm" fo:margin-bottom="0.205cm" fo:text-align="start"/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color="#ff0000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xml:id="id6" draw:id="id6" draw:layer="layout" svg:width="18.7cm" svg:height="2.5cm" svg:x="1cm" svg:y="5.3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8.8cm" svg:height="1.6cm" svg:x="0cm" svg:y="0cm">
          <text:p text:style-name="P1">Html 標籤內的分隔符號</text:p>
          <draw:enhanced-geometry svg:viewBox="0 0 21600 21600" draw:text-areas="0 0 21600 21600" draw:type="pentagon-right" draw:modifiers="18959.119098848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1" xml:id="id2" draw:id="id2" draw:layer="layout" svg:width="1.1cm" svg:height="1.3cm" svg:x="1.8cm" svg:y="5.9cm">
          <text:p text:style-name="P1">&lt;</text:p>
        </draw:rect>
        <draw:rect draw:style-name="gr3" draw:text-style-name="P1" xml:id="id3" draw:id="id3" draw:layer="layout" svg:width="1.1cm" svg:height="1.3cm" svg:x="17.7cm" svg:y="5.9cm">
          <text:p text:style-name="P1">&gt;</text:p>
        </draw:rect>
        <draw:custom-shape draw:style-name="gr4" draw:text-style-name="P3" xml:id="id1" draw:id="id1" draw:layer="layout" svg:width="5cm" svg:height="3.5cm" svg:x="1cm" svg:y="10.6cm">
          <text:p text:style-name="P2"><text:span text:style-name="T1">只要符號不在</text:span></text:p>
          <text:p text:style-name="P2"><text:span text:style-name="T2">AttrCommand</text:span><text:span text:style-name="T1">內</text:span></text:p>
          <text:p text:style-name="P2"><text:span text:style-name="T1">有最大控制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3.5cm" svg:y1="10.6cm" svg:x2="2.35cm" svg:y2="7.2cm" draw:start-shape="id1" draw:start-glue-point="0" draw:end-shape="id2" draw:end-glue-point="2" svg:d="M3500 10600c0-2550-1150-850-1150-3400">
          <text:p/>
        </draw:connector>
        <draw:connector draw:style-name="gr5" draw:text-style-name="P1" draw:layer="layout" draw:type="curve" svg:x1="3.5cm" svg:y1="10.6cm" svg:x2="18.25cm" svg:y2="7.2cm" draw:start-shape="id1" draw:start-glue-point="0" draw:end-shape="id3" draw:end-glue-point="2" svg:d="M3500 10600c0-2550 14750-850 14750-3400">
          <text:p/>
        </draw:connector>
        <draw:rect draw:style-name="gr6" draw:text-style-name="P1" draw:layer="layout" svg:width="3.8cm" svg:height="1.4cm" svg:x="5.5cm" svg:y="5.85cm">
          <text:p text:style-name="P1">屬性</text:p>
        </draw:rect>
        <draw:rect draw:style-name="gr6" draw:text-style-name="P1" xml:id="id8" draw:id="id8" draw:layer="layout" svg:width="3.8cm" svg:height="1.4cm" svg:x="11.6cm" svg:y="5.85cm">
          <text:p text:style-name="P1">屬性</text:p>
        </draw:rect>
        <draw:rect draw:style-name="gr7" draw:text-style-name="P1" xml:id="id9" draw:id="id9" draw:layer="layout" svg:width="14cm" svg:height="3.4cm" svg:x="3.5cm" svg:y="17cm">
          <text:p/>
        </draw:rect>
        <draw:custom-shape draw:style-name="gr8" draw:text-style-name="P1" xml:id="id5" draw:id="id5" draw:layer="layout" svg:width="1.7cm" svg:height="1.7cm" svg:x="3.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7cm" svg:height="1.7cm" svg:x="9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cm" svg:height="1.7cm" svg:x="15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5cm" svg:height="3.5cm" svg:x="14.8cm" svg:y="10.601cm">
          <text:p text:style-name="P2"><text:span text:style-name="T3">/</text:span></text:p>
          <text:p text:style-name="P2"><text:span text:style-name="T1">在這之間都會被忽略</text:span></text:p>
          <text:p text:style-name="P2"><text:span text:style-name="T1">視為空白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4.8cm" svg:y1="12.351cm" svg:x2="4.15cm" svg:y2="7.4cm" draw:start-shape="id4" draw:start-glue-point="3" draw:end-shape="id5" draw:end-glue-point="8" svg:d="M14800 12351c-7100 0-10650-1650-10650-4951">
          <text:p/>
        </draw:connector>
        <draw:connector draw:style-name="gr9" draw:text-style-name="P1" draw:layer="layout" draw:type="curve" svg:x1="14.8cm" svg:y1="12.351cm" svg:x2="10.35cm" svg:y2="7.8cm" draw:start-shape="id4" draw:start-glue-point="3" draw:end-shape="id6" draw:end-glue-point="6" svg:d="M14800 12351c-2967 0-4450-1517-4450-4551">
          <text:p/>
        </draw:connector>
        <draw:connector draw:style-name="gr9" draw:text-style-name="P1" draw:layer="layout" draw:type="curve" svg:x1="17.3cm" svg:y1="10.601cm" svg:x2="16.45cm" svg:y2="7.4cm" draw:start-shape="id4" draw:start-glue-point="0" draw:end-shape="id7" draw:end-glue-point="8" svg:d="M17300 10601c0-2361-850-761-850-3201">
          <text:p/>
        </draw:connector>
        <draw:connector draw:style-name="gr10" draw:text-style-name="P1" draw:layer="layout" draw:type="curve" svg:x1="13.5cm" svg:y1="7.25cm" svg:x2="10.5cm" svg:y2="17cm" draw:start-shape="id8" draw:start-glue-point="2" draw:end-shape="id9" draw:end-glue-point="0" svg:d="M13500 7250c0 7312-3000 2438-3000 9750">
          <text:p/>
        </draw:connector>
        <draw:custom-shape draw:style-name="gr11" draw:text-style-name="P1" draw:layer="layout" svg:width="1.975cm" svg:height="2.4cm" svg:x="3.758cm" svg:y="17.5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2.4cm" svg:x="9.684cm" svg:y="17.5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2.147cm" svg:height="2.4cm" svg:x="15.009cm" svg:y="17.5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xml:id="id12" draw:id="id12" draw:layer="layout" svg:width="2.1cm" svg:height="2.1cm" svg:x="18.1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10" draw:id="id10" draw:layer="layout" svg:width="2.1cm" svg:height="2.1cm" svg:x="0.5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11" draw:id="id11" draw:layer="layout" svg:width="3.1cm" svg:height="1.8cm" svg:x="0.7cm" svg:y="25.5cm">
          <text:p text:style-name="P1"><text:span text:style-name="T4">空格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4" draw:text-style-name="P1" draw:layer="layout" svg:width="13.8cm" svg:height="1.6cm" svg:x="2.4cm" svg:y="2.7cm">
          <text:p text:style-name="P1"><text:span text:style-name="T4">&lt; &gt; / </text:span><text:span text:style-name="T4">空白</text:span> 是4個重要符號</text:p>
        </draw:rect>
        <draw:connector draw:style-name="gr5" draw:text-style-name="P1" draw:layer="layout" draw:type="curve" svg:x1="1.55cm" svg:y1="19.75cm" svg:x2="2.25cm" svg:y2="25.5cm" draw:start-shape="id10" draw:start-glue-point="8" draw:end-shape="id11" draw:end-glue-point="0" svg:d="M1550 19750c0 4342 700 1468 700 5750">
          <text:p/>
        </draw:connector>
        <draw:custom-shape draw:style-name="gr15" draw:text-style-name="P1" xml:id="id15" draw:id="id15" draw:layer="layout" svg:width="2.1cm" svg:height="2.1cm" svg:x="6.7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6" draw:id="id16" draw:layer="layout" svg:width="2.1cm" svg:height="2.1cm" svg:x="12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3" draw:id="id13" draw:layer="layout" svg:width="3.1cm" svg:height="5.3cm" svg:x="17.5cm" svg:y="22.9cm">
          <text:p text:style-name="P1"><text:span text:style-name="T4">''</text:span></text:p>
          <text:p text:style-name="P1"><text:span text:style-name="T4">空格</text:span></text:p>
          <text:p text:style-name="P1"><text:span text:style-name="T4">&gt;</text:span></text:p>
          <text:p text:style-name="P1"/>
          <text:p text:style-name="P1">都是分隔符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9.15cm" svg:y1="19.75cm" svg:x2="19.05cm" svg:y2="22.9cm" draw:start-shape="id12" draw:start-glue-point="8" draw:end-shape="id13" svg:d="M19150 19750c0 2392-100 818-100 3150">
          <text:p/>
        </draw:connector>
        <draw:custom-shape draw:style-name="gr13" draw:text-style-name="P5" xml:id="id14" draw:id="id14" draw:layer="layout" svg:width="3.1cm" svg:height="1.8cm" svg:x="8.7cm" svg:y="22.5cm">
          <text:p text:style-name="P1"><text:span text:style-name="T5">可以有空格</text:span></text:p>
          <text:p text:style-name="P1"><text:span text:style-name="T5">但不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0.25cm" svg:y1="22.5cm" svg:x2="7.75cm" svg:y2="19.75cm" draw:start-shape="id14" draw:start-glue-point="0" draw:end-shape="id15" draw:end-glue-point="8" svg:d="M10250 22500c0-2032-2500-658-2500-2750">
          <text:p/>
        </draw:connector>
        <draw:connector draw:style-name="gr5" draw:text-style-name="P1" draw:layer="layout" draw:type="curve" svg:x1="10.25cm" svg:y1="22.5cm" svg:x2="13.25cm" svg:y2="19.75cm" draw:start-shape="id14" draw:start-glue-point="0" draw:end-shape="id16" draw:end-glue-point="8" svg:d="M10250 22500c0-2032 3000-658 3000-2750">
          <text:p/>
        </draw:connector>
        <draw:custom-shape draw:style-name="gr16" draw:text-style-name="P7" xml:id="id17" draw:id="id17" draw:layer="layout" svg:width="7.2cm" svg:height="3.4cm" svg:x="4.9cm" svg:y="25.9cm">
          <text:p text:style-name="P6"><text:span text:style-name="T5">不可以有</text:span></text:p>
          <text:p text:style-name="P6"><text:span text:style-name="T6">/</text:span></text:p>
          <text:p text:style-name="P6"><text:span text:style-name="T5">會中斷 </text:span><text:span text:style-name="T5">key = value</text:span><text:span text:style-name="T5">的關係</text:span></text:p>
          <text:p text:style-name="P6"><text:span text:style-name="T5">會變成 </text:span><text:span text:style-name="T5">[key=””, “=”=””, value=””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5cm" svg:y1="25.9cm" svg:x2="7.007cm" svg:y2="19.443cm" draw:start-shape="id17" draw:start-glue-point="0" draw:end-shape="id15" draw:end-glue-point="7" svg:d="M8500 25900c0-4582-1493-1354-1493-6457">
          <text:p/>
        </draw:connector>
      </draw:page>
      <draw:page draw:name="page2" draw:style-name="dp1" draw:master-page-name="預設">
        <draw:rect draw:style-name="gr17" draw:text-style-name="P6" draw:layer="layout" svg:width="14cm" svg:height="3.4cm" svg:x="1.1cm" svg:y="1.1cm">
          <text:p text:style-name="P6">屬性</text:p>
        </draw:rect>
        <draw:custom-shape draw:style-name="gr11" draw:text-style-name="P1" draw:layer="layout" svg:width="1.975cm" svg:height="1.8cm" svg:x="1.358cm" svg:y="2.2cm">
          <text:p text:style-name="P1">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.804cm" svg:height="1.8cm" svg:x="7.284cm" svg:y="2.2cm">
          <text:p text:style-name="P1">=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19" draw:id="id19" draw:layer="layout" svg:width="2.147cm" svg:height="1.8cm" svg:x="12.609cm" svg:y="2.2cm">
          <text:p text:style-name="P1">val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xml:id="id23" draw:id="id23" draw:layer="layout" svg:width="2.1cm" svg:height="1.575cm" svg:x="4.3cm" svg:y="2.312cm">
          <text:p text:style-name="P1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2.1cm" svg:height="1.575cm" svg:x="9.8cm" svg:y="2.312cm">
          <text:p text:style-name="P1"><text:span text:style-name="T7">空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" draw:id="id18" draw:layer="layout" svg:width="7.1cm" svg:height="3.6cm" svg:x="13.1cm" svg:y="5.4cm">
          <text:p text:style-name="P1">Command 內</text:p>
          <text:p text:style-name="P1"><text:span text:style-name="T4">&lt;&gt;/</text:span><text:span text:style-name="T4">空白</text:span>均不影響</text:p>
          <text:p text:style-name="P1">均視為文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6.65cm" svg:y1="5.4cm" svg:x2="14.756cm" svg:y2="3.1cm" draw:start-shape="id18" draw:start-glue-point="0" draw:end-shape="id19" draw:end-glue-point="1" svg:d="M16650 5400c0-1534-631-2300-1894-2300">
          <text:p/>
        </draw:connector>
        <draw:custom-shape draw:style-name="gr1" draw:text-style-name="P1" xml:id="id21" draw:id="id21" draw:layer="layout" svg:width="18.7cm" svg:height="2.5cm" svg:x="1.15cm" svg:y="10.1cm">
          <text:p/>
          <draw:enhanced-geometry svg:viewBox="0 0 21600 21600" draw:glue-points="10800 0 0 10800 10800 21600 21600 10800" draw:text-areas="?f3 ?f3 ?f4 ?f4" draw:type="hexagon" draw:modifiers="899.94000399973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" draw:text-style-name="P1" draw:layer="layout" svg:width="1.1cm" svg:height="1.3cm" svg:x="2cm" svg:y="10.7cm">
          <text:p text:style-name="P1">&lt;</text:p>
        </draw:rect>
        <draw:rect draw:style-name="gr3" draw:text-style-name="P1" draw:layer="layout" svg:width="1.1cm" svg:height="1.3cm" svg:x="17.9cm" svg:y="10.7cm">
          <text:p text:style-name="P1">&gt;</text:p>
        </draw:rect>
        <draw:custom-shape draw:style-name="gr19" draw:text-style-name="P1" draw:layer="layout" svg:width="11.4cm" svg:height="2cm" svg:x="4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0" draw:text-style-name="P10" xml:id="id20" draw:id="id20" draw:layer="layout" svg:width="18.6cm" svg:height="8.4cm" svg:x="1.2cm" svg:y="15.8cm">
          <text:p text:style-name="P9"><text:span text:style-name="T1">要形成 </text:span><text:span text:style-name="T1">attr.key </text:span><text:span text:style-name="T1">必需在</text:span><text:span text:style-name="T8">沒有 </text:span><text:span text:style-name="T8">key</text:span><text:span text:style-name="T1"> </text:span><text:span text:style-name="T1">的前提下</text:span></text:p>
          <text:p text:style-name="P9"><text:span text:style-name="T1">[</text:span><text:span text:style-name="T1">空白</text:span><text:span text:style-name="T1">/] </text:span><text:span text:style-name="T1">遇到任何字</text:span><text:span text:style-name="T1">[^</text:span><text:span text:style-name="T1">空白 </text:span><text:span text:style-name="T1">/ &gt;] </text:span><text:span text:style-name="T1">就遇到了 </text:span><text:span text:style-name="T1">key </text:span><text:span text:style-name="T1">的第一個字</text:span></text:p>
          <text:p text:style-name="P9"><text:span text:style-name="T1">在這字串遇到 </text:span><text:span text:style-name="T1">[</text:span><text:span text:style-name="T1">空白 </text:span><text:span text:style-name="T1">=]</text:span><text:span text:style-name="T1">就確定為 </text:span><text:span text:style-name="T1">key</text:span><text:span text:style-name="T1">的內容</text:span></text:p>
          <text:p text:style-name="P9"><text:span text:style-name="T1">-------------------------------------------------------------------------</text:span></text:p>
          <text:p text:style-name="P9"><text:span text:style-name="T8">Key</text:span><text:span text:style-name="T1"> </text:span><text:span text:style-name="T1">遇到 </text:span><text:span text:style-name="T1">[=] </text:span><text:span text:style-name="T1">就確 </text:span><text:span text:style-name="T1">=</text:span><text:span text:style-name="T1">後面直到</text:span><text:span text:style-name="T1">[[</text:span><text:span text:style-name="T1">空白</text:span><text:span text:style-name="T1">][</text:span><text:span text:style-name="T1">字包括</text:span><text:span text:style-name="T1">/][</text:span><text:span text:style-name="T1">空白</text:span><text:span text:style-name="T1">]] </text:span><text:span text:style-name="T1">都是 </text:span><text:span text:style-name="T1">value</text:span><text:span text:style-name="T1">的內容 </text:span></text:p>
          <text:p text:style-name="P9"><text:span text:style-name="T1">若 </text:span><text:span text:style-name="T1">key= </text:span><text:span text:style-name="T1">後面都是空白遇到 </text:span><text:span text:style-name="T1">&gt; </text:span><text:span text:style-name="T1">則確定內容為 </text:span><text:span text:style-name="T1">null</text:span></text:p>
          <text:p text:style-name="P9"><text:span text:style-name="T1"/></text:p>
          <text:p text:style-name="P9"><text:span text:style-name="T1">簡化的方式用 </text:span><text:span text:style-name="T1">key= </text:span><text:span text:style-name="T1">後面遇到 </text:span><text:span text:style-name="T1">'…..' </text:span><text:span text:style-name="T1">則代表會有 </text:span><text:span text:style-name="T1">value</text:span></text:p>
          <text:p text:style-name="P9"><text:span text:style-name="T1">若後面都空且遇到 </text:span><text:span text:style-name="T1">&gt; </text:span><text:span text:style-name="T1">則無 </text:span><text:span text:style-name="T1">value</text:span></text:p>
          <text:p text:style-name="P9"><text:span text:style-name="T1">Attr.value </text:span><text:span text:style-name="T1">沒有 </text:span><text:span text:style-name="T1">\' </text:span><text:span text:style-name="T1">脫逸</text:span></text:p>
        </draw:rect>
        <draw:connector draw:style-name="gr5" draw:text-style-name="P1" draw:layer="layout" draw:type="curve" svg:x1="10.5cm" svg:y1="15.8cm" svg:x2="10.5cm" svg:y2="12.6cm" draw:start-shape="id20" draw:start-glue-point="0" draw:end-shape="id21" draw:end-glue-point="6" svg:d="M10500 15800v-3200">
          <text:p/>
        </draw:connector>
        <draw:custom-shape draw:style-name="gr16" draw:text-style-name="P11" xml:id="id22" draw:id="id22" draw:layer="layout" svg:width="4.7cm" svg:height="2cm" svg:x="2.2cm" svg:y="6.3cm">
          <text:p text:style-name="P6"><text:span text:style-name="T9">若出現 </text:span><text:span text:style-name="T10">/</text:span></text:p>
          <text:p text:style-name="P6"><text:span text:style-name="T9">則 </text:span><text:span text:style-name="T9">key value </text:span><text:span text:style-name="T9">關係</text:span></text:p>
          <text:p text:style-name="P6"><text:span text:style-name="T9">被斷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4.55cm" svg:y1="6.3cm" svg:x2="5.35cm" svg:y2="3.887cm" draw:start-shape="id22" draw:start-glue-point="0" draw:end-shape="id23" draw:end-glue-point="8" svg:d="M4550 6300c0-1780 800-574 800-24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3-15T20:00:57.63</meta:creation-date>
    <dc:date>2019-03-16T17:11:09.98</dc:date>
    <meta:editing-duration>PT1H47M29S</meta:editing-duration>
    <meta:editing-cycles>18</meta:editing-cycles>
    <meta:generator>OpenOffice/4.1.5$Win32 OpenOffice.org_project/415m1$Build-9789</meta:generator>
    <meta:document-statistic meta:object-count="51"/>
  </office:meta>
</office:document-meta>
</file>